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pacity Battery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1">
          <table:table-cell office:value-type="string" calcext:value-type="string">
            <text:p>Current Deep Sleep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string" calcext:value-type="string">
            <text:p>Working Days</text:p>
          </table:table-cell>
          <table:table-cell/>
          <table:table-cell table:formula="of:=([.C1]/[.C2])/24" office:value-type="float" office:value="83.3333333333333" calcext:value-type="float">
            <text:p>83.333333333333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umption MOSF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7ma with apds</text:p>
          </table:table-cell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926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SP32 alone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m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23:02:03.735559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23:00:42.117011043</meta:creation-date>
    <dc:date>2021-08-07T00:49:25.778316807</dc:date>
    <meta:editing-duration>PT2H4M19S</meta:editing-duration>
    <meta:editing-cycles>3</meta:editing-cycles>
    <meta:generator>LibreOffice/6.4.6.2$Linux_X86_64 LibreOffice_project/40$Build-2</meta:generator>
    <meta:document-statistic meta:table-count="1" meta:cell-count="19" meta:object-count="0"/>
  </office:meta>
</office:document-meta>
</file>